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family="roya"/>
    </style:style>
    <style:style style:name="P1" style:parent-style-name="Standard" style:family="paragraph">
      <style:paragraph-properties fo:text-align="center"/>
      <style:text-properties fo:color="#000000" fo:font-family="Sans Serif"/>
    </style:style>
    <style:style style:name="P2" style:parent-style-name="Standard" style:family="paragraph">
      <style:text-properties fo:color="#000000" fo:font-family="Sans Serif"/>
    </style:style>
    <style:style style:name="P3" style:parent-style-name="Standard" style:family="paragraph">
      <style:text-properties fo:color="#000000" fo:font-family="roya"/>
    </style:style>
  </office:automatic-styles>
  <office:body>
    <office:text>
      <text:tracked-changes text:track-changes="false"/>
      <text:p text:style-name="P1"><text:span text:style-name="T1">به نام خدا</text:span></text:p>
      <text:p text:style-name="P1"/>
      <text:p text:style-name="P1"><text:span text:style-name="T1">گزارش کار تمرین درس بازیابی پیشرفته اطلاعات</text:span></text:p>
      <text:p text:style-name="P1"/>
      <text:p text:style-name="P1"><text:span text:style-name="T1">محمد رازقی رستمی</text:span></text:p>
      <text:p text:style-name="P1"/>
      <text:p text:style-name="P1"><text:span text:style-name="T1">شماره دانشجویی : ۹۰۱۰۶۰۲۸</text:span></text:p>
      <text:p text:style-name="P2"/>
      <text:p text:style-name="P2"><text:span text:style-name="T1">در این تمرین ما یک موتور جستجو را با استفاده از فریم‌ورک Map-Reduce و ابزار hadoop پیاده سازی کردیم.</text:span></text:p>
      <text:p text:style-name="P2"/>
      <text:p text:style-name="P2"><text:span text:style-name="T1">به طور کلی تمام کد‌های نوشته شده گرفته از : ایندکس‌کردن، آپدیت کردن ایندکس، ساختن بردار طول برای هر داکیومنت ، جستجو به چهار روش ذکر شده در صورت پروژه، با استفاده از Map-Reduce انجام شده.</text:span></text:p>
      <text:p text:style-name="P2"/>
      <text:p text:style-name="P2"><text:span text:style-name="T1">با اجرای فایل ui.sh شما می‌توانید واسط کاربری را مشاهده کنید که از شما یه نوع جستجو و یک Query میگیرد و در نتیجه به شما داکیومنت‌های مربوط را نمایش می‌دهد. همچنان کار correction و پیشنهاد بهتر دادن را نیز انجام میدهد.</text:span></text:p>
      <text:p text:style-name="P2"/>
      <text:p text:style-name="P2"><text:span text:style-name="T1">با اجرای فایل complete_index.sh فایل ایندکس ساخته شده و فشرده سازی می‌شود. برای فشرده سازی از روش dictionary_as_string استفاده شده است. که در زیر اندازه‌ی فایل قبل و بعد از فشرده‌سازی را می‌بینید :</text:span></text:p>
      <text:p text:style-name="P2"><text:span text:style-name="T1">995712 <text:s/>after</text:span></text:p>
      <text:p text:style-name="P3">1007776 before</text:p>
      <text:p text:style-name="P3">که به میزان ۹۸ درصد فشرده‌سازی انجام شده(البته با زیاد شدن تعداد اسناد این عدد کوچکتر می‌شود).</text:p>
      <text:p text:style-name="P3"/>
      <text:p text:style-name="P3">با استفاده از فایل <text:s/>evaluate_all.sh جستجو روی پرسش‌های نمونه انجام می‌شود و در جایی ذخیره می‌شود. سپس به وسیله‌ی فایل judge.sh می‌تواند درصد percision و recall را ببینید.</text:p>
      <text:p text:style-name="P3"/>
      <text:p text:style-name="P3">با تشکر فراوان</text:p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Enumerated_20List" style:display-name="Enumerated List" style:family="paragraph" style:list-style-name="L4">
      <style:text-properties fo:font-size="12.000000000000000pt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Bullet_20List" style:display-name="Bullet List" style:family="paragraph" style:list-style-name="L6">
      <style:text-properties fo:font-size="12.000000000000000pt"/>
    </style:style>
    <style:style style:name="Standard" style:display-name="Standard" style:family="paragraph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text:list-style style:name="L4" style:display-name="L4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format="a" text:level="1" style:num-prefix="" style:num-suffix=")">
        <style:list-level-properties text:list-level-position-and-space-mode="label-width-and-position" fo:text-align="start"/>
      </text:list-level-style-number>
    </text:list-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3" style:display-name="L3">
      <text:list-level-style-number text:start-value="1" text:display-levels="3" style:num-format="1" text:level="3" style:num-prefix="" style:num-suffix=".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format="1" text:level="2" style:num-prefix="" style:num-suffix=".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format="1" text:level="1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2" style:num-format="1" text:level="2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3" style:num-format="1" text:level="3" style:num-prefix="" style:num-suffix=".">
        <style:list-level-properties text:list-level-position-and-space-mode="label-width-and-position" fo:text-align="start"/>
      </text:outline-level-style>
    </text:outline-style>
    <text:notes-configuration text:note-class="footnote" text:start-value="1" style:num-format="1" text:start-numbering-at="document" text:footnotes-position="page"/>
    <text:notes-configuration text:note-class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6</meta:generator>
    <dc:title/>
    <meta:initial-creator>Unknown</meta:initial-creator>
    <meta:editing-cycles>2</meta:editing-cycles>
    <dc:date>2014-11-08T20:16:18</dc:date>
    <meta:creation-date>2008-08-22T11:41:04</meta:creation-date>
    <dc:creator>Mohammad</dc:creator>
  </office:meta>
</office:document-meta>
</file>